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6f8" officeooo:paragraph-rsid="0015d6f8"/>
    </style:style>
    <style:style style:name="P2" style:family="paragraph" style:parent-style-name="Standard">
      <style:text-properties officeooo:rsid="0015d6f8" officeooo:paragraph-rsid="0016982d"/>
    </style:style>
    <style:style style:name="P3" style:family="paragraph" style:parent-style-name="Standard">
      <style:text-properties officeooo:rsid="0015d6f8" officeooo:paragraph-rsid="0019fdbc"/>
    </style:style>
    <style:style style:name="P4" style:family="paragraph" style:parent-style-name="Standard">
      <style:text-properties officeooo:rsid="0015d6f8" officeooo:paragraph-rsid="001aefce"/>
    </style:style>
    <style:style style:name="P5" style:family="paragraph" style:parent-style-name="Standard">
      <style:text-properties officeooo:rsid="0015d6f8" officeooo:paragraph-rsid="001d838a"/>
    </style:style>
    <style:style style:name="P6" style:family="paragraph" style:parent-style-name="Standard">
      <style:text-properties fo:font-weight="bold" officeooo:rsid="0015d6f8" officeooo:paragraph-rsid="0015d6f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5d6f8" officeooo:paragraph-rsid="0015d6f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aefce" officeooo:paragraph-rsid="001aefce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cd195" officeooo:paragraph-rsid="001cd195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5d6f8" officeooo:paragraph-rsid="0015d6f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76128" officeooo:paragraph-rsid="0017612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83721" officeooo:paragraph-rsid="001b8c7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b8c7b" officeooo:paragraph-rsid="001b8c7b" style:font-weight-asian="normal" style:font-weight-complex="normal"/>
    </style:style>
    <style:style style:name="P14" style:family="paragraph" style:parent-style-name="Standard">
      <style:text-properties officeooo:rsid="001aefce" officeooo:paragraph-rsid="001aefce"/>
    </style:style>
    <style:style style:name="P15" style:family="paragraph" style:parent-style-name="Standard">
      <style:text-properties officeooo:rsid="001b8c7b" officeooo:paragraph-rsid="001b8c7b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76128" style:font-weight-asian="normal" style:font-weight-complex="normal"/>
    </style:style>
    <style:style style:name="T3" style:family="text">
      <style:text-properties style:text-underline-style="none" fo:font-weight="normal" officeooo:rsid="0016982d" style:font-weight-asian="normal" style:font-weight-complex="normal"/>
    </style:style>
    <style:style style:name="T4" style:family="text">
      <style:text-properties style:text-underline-style="none" fo:font-weight="normal" officeooo:rsid="0019fdbc" style:font-weight-asian="normal" style:font-weight-complex="normal"/>
    </style:style>
    <style:style style:name="T5" style:family="text">
      <style:text-properties style:text-underline-style="none" fo:font-weight="normal" officeooo:rsid="00183721" style:font-weight-asian="normal" style:font-weight-complex="normal"/>
    </style:style>
    <style:style style:name="T6" style:family="text">
      <style:text-properties style:text-underline-style="none" fo:font-weight="normal" officeooo:rsid="001aefce" style:font-weight-asian="normal" style:font-weight-complex="normal"/>
    </style:style>
    <style:style style:name="T7" style:family="text">
      <style:text-properties style:text-underline-style="none" fo:font-weight="normal" officeooo:rsid="001d838a" style:font-weight-asian="normal" style:font-weight-complex="normal"/>
    </style:style>
    <style:style style:name="T8" style:family="text">
      <style:text-properties style:text-underline-style="none" fo:font-weight="normal" officeooo:rsid="001db989" style:font-weight-asian="normal" style:font-weight-complex="normal"/>
    </style:style>
    <style:style style:name="T9" style:family="text">
      <style:text-properties officeooo:rsid="00183721"/>
    </style:style>
    <style:style style:name="T10" style:family="text">
      <style:text-properties officeooo:rsid="0019fdbc"/>
    </style:style>
    <style:style style:name="T11" style:family="text">
      <style:text-properties officeooo:rsid="001b8c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ct 2 for group 3.3</text:p>
      <text:p text:style-name="P4">1. Henry/Marwa / Mark– <text:span text:style-name="T1">Trello , E</text:span><text:span text:style-name="T3">xploratory Data Analysis, </text:span><text:span text:style-name="T1">Data Cleaning, Data Understanding</text:span><text:span text:style-name="T4">(</text:span><text:span text:style-name="T1">Categorical and numeric columns</text:span><text:span text:style-name="T4">)(</text:span><text:span text:style-name="T1">Categorical and numeric columns</text:span><text:span text:style-name="T4">)/ </text:span><text:span text:style-name="T1"><text:s/>Conclusion, </text:span><text:span text:style-name="T6">Onehot, outliers</text:span></text:p>
      <text:p text:style-name="P4"><text:span text:style-name="T6"/></text:p>
      <text:p text:style-name="P15"><text:span text:style-name="T6">E</text:span><text:span text:style-name="T1">xplain what columns do</text:span></text:p>
      <text:p text:style-name="P3"><text:span text:style-name="T4"/></text:p>
      <text:p text:style-name="P14"><text:span text:style-name="T3">H</text:span><text:span text:style-name="T1">enry - Trello</text:span></text:p>
      <text:p text:style-name="P3"><text:span text:style-name="T4">Fiona - </text:span><text:span text:style-name="T3">Powerpoint</text:span></text:p>
      <text:p text:style-name="P4"><text:span text:style-name="T3">Mark – Documentation </text:span><text:span text:style-name="T8">+ clean notebook</text:span></text:p>
      <text:p text:style-name="P4"><text:span text:style-name="T8"/></text:p>
      <text:p text:style-name="P14"><text:span text:style-name="T3">M</text:span><text:span text:style-name="T1">arwa – Readme </text:span></text:p>
      <text:p text:style-name="P3"><text:span text:style-name="T3"/></text:p>
      <text:p text:style-name="P5">2. Isaac/<text:span text:style-name="T10">Nelson</text:span> /Fiona– <text:span text:style-name="T2">Modelling, <text:s/>Assumptions of multilinear regressions – 4, </text:span><text:span text:style-name="T1"><text:s/>Overview </text:span><text:span text:style-name="T5">x, </text:span><text:span text:style-name="T1">Businesss understanding, Business Objectives</text:span></text:p>
      <text:p text:style-name="P2"/>
      <text:p text:style-name="P2"><text:span text:style-name="T1">** </text:span><text:span text:style-name="T7">Mark + Fiona </text:span><text:span text:style-name="T8">+ Marwa - When done with notebook</text:span></text:p>
      <text:p text:style-name="P2"><text:span text:style-name="T8"/></text:p>
      <text:p text:style-name="P1"/>
      <text:p text:style-name="P7">Sections</text:p>
      <text:p text:style-name="P1">Business Objectives</text:p>
      <text:p text:style-name="P1"/>
      <text:p text:style-name="P7">Notes</text:p>
      <text:p text:style-name="P10">1. Functions</text:p>
      <text:p text:style-name="P10"/>
      <text:p text:style-name="P10">2. Matrixe<text:span text:style-name="T11">s</text:span></text:p>
      <text:p text:style-name="P10">Transformation</text:p>
      <text:p text:style-name="P10">Data engineering </text:p>
      <text:p text:style-name="P10">Let objectives lead the project</text:p>
      <text:p text:style-name="P7"/>
      <text:p text:style-name="P10"/>
      <text:p text:style-name="P11">Assumptions</text:p>
      <text:p text:style-name="P11">Modelling</text:p>
      <text:p text:style-name="P11"/>
      <text:p text:style-name="P11">Matrixes</text:p>
      <text:p text:style-name="P7"/>
      <text:p text:style-name="P8">merging</text:p>
      <text:p text:style-name="P8"/>
      <text:p text:style-name="P12">Bedroom</text:p>
      <text:p text:style-name="P12">.Bathrooms, </text:p>
      <text:p text:style-name="P12">Sqr Living,</text:p>
      <text:p text:style-name="P12"><text:s/>lot, </text:p>
      <text:p text:style-name="P12">floors,</text:p>
      <text:p text:style-name="P12"><text:s/>condition, </text:p>
      <text:p text:style-name="P12">grade,</text:p>
      <text:p text:style-name="P12"><text:s/>age,</text:p>
      <text:p text:style-name="P12"><text:s/>renovated,</text:p>
      <text:p text:style-name="P12"><text:span text:style-name="T11">has</text:span> basement</text:p>
      <text:p text:style-name="P13">Season</text:p>
      <text:p text:style-name="P7"><text:soft-page-break/></text:p>
      <text:p text:style-name="P9">Lovation/Season</text:p>
      <text:p text:style-name="P9">Size </text:p>
      <text:p text:style-name="P9">Condi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3:09:29.502077492</meta:creation-date>
    <dc:date>2023-04-19T15:11:07.394033025</dc:date>
    <meta:editing-duration>PT8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106" meta:character-count="781" meta:non-whitespace-character-count="694"/>
  </office:meta>
</office:document-meta>
</file>